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4800000048E2683681664A00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3d:horizontal-segments="4" dr3d:vertical-segments="14" dr3d:close-front="true" dr3d:close-back="true"/>
    </style:style>
    <style:style style:name="gr4" style:family="graphic" style:parent-style-name="standard">
      <style:graphic-properties draw:textarea-horizontal-align="justify" draw:textarea-vertical-align="middle" draw:auto-grow-height="false" fo:min-height="0.334cm" fo:min-width="0.285cm" fo:wrap-option="no-wrap"/>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904cm" svg:height="1.904cm" svg:x="9.842cm" svg:y="13.017cm">
          <draw:image xlink:href="Pictures/100002010000004800000048E2683681664A0044.png" xlink:type="simple" xlink:show="embed" xlink:actuate="onLoad">
            <text:p/>
          </draw:image>
        </draw:frame>
        <draw:g>
          <dr3d:scene draw:style-name="gr2" svg:width="2.439cm" svg:height="2.315cm" svg:x="1.096cm" svg:y="1.08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dr3d:transform="matrix (1.01166666666667 0 0 0 0.963333333333333 0 0 0 1 0.0290938602350175cm 0.183333333333334cm 0cm)" svg:viewBox="0 -5000 2500 10000" svg:d="M0 5000l125-500 125-500 250-1000 500-2000 500-2000 500-2000 500-2000h-500-500-500-500-250-250z"/>
          </dr3d:scene>
          <draw:custom-shape draw:style-name="gr4" draw:text-style-name="P1" draw:layer="layout" svg:width="1.2cm" svg:height="0.9cm" svg:x="2.7cm" svg:y="1.185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12T12:21:54.982416336</dc:date>
    <meta:editing-duration>PT7M23S</meta:editing-duration>
    <meta:editing-cycles>1</meta:editing-cycles>
    <meta:document-statistic meta:object-count="5"/>
    <meta:generator>LibreOffice/5.1.2.2$Linux_x86 LibreOffice_project/10m0$Build-2</meta:generator>
  </office:meta>
</office:document-meta>
</file>